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 fo:break-before="pag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8432d"/>
    </style:style>
    <style:style style:name="P9" style:family="paragraph" style:parent-style-name="Quotations">
      <style:paragraph-properties fo:margin-left="1cm" fo:margin-right="1cm" fo:text-indent="0cm" style:auto-text-indent="false"/>
    </style:style>
    <style:style style:name="P10" style:family="paragraph" style:parent-style-name="Quotations">
      <style:paragraph-properties fo:margin-left="1cm" fo:margin-right="1cm" fo:text-indent="0cm" style:auto-text-indent="false" fo:break-before="page"/>
    </style:style>
    <style:style style:name="P11" style:family="paragraph" style:parent-style-name="Quotations" style:list-style-name="L15">
      <style:paragraph-properties fo:margin-left="1cm" fo:margin-right="1cm" fo:margin-top="0cm" fo:margin-bottom="0cm" style:contextual-spacing="false" fo:text-indent="0cm" style:auto-text-indent="false"/>
    </style:style>
    <style:style style:name="P12" style:family="paragraph" style:parent-style-name="Quotations" style:list-style-name="L15">
      <style:paragraph-properties fo:margin-left="1cm" fo:margin-right="1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Heading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text-indent="0cm" style:auto-text-indent="fals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4">
      <style:paragraph-properties fo:margin-left="0cm" fo:margin-right="0cm" fo:text-indent="0cm" style:auto-text-indent="false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6">
      <style:paragraph-properties fo:margin-left="0cm" fo:margin-right="0cm" fo:text-indent="0cm" style:auto-text-indent="fals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7">
      <style:paragraph-properties fo:margin-left="0cm" fo:margin-right="0cm" fo:text-indent="0cm" style:auto-text-indent="fals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8">
      <style:paragraph-properties fo:margin-left="0cm" fo:margin-right="0cm" fo:text-indent="0cm" style:auto-text-indent="fals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9">
      <style:paragraph-properties fo:margin-left="0cm" fo:margin-right="0cm" fo:text-indent="0cm" style:auto-text-indent="false"/>
    </style:style>
    <style:style style:name="P34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10">
      <style:paragraph-properties fo:margin-left="0cm" fo:margin-right="0cm" fo:text-indent="0cm" style:auto-text-indent="false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1">
      <style:paragraph-properties fo:margin-left="0cm" fo:margin-right="0cm" fo:text-indent="0cm" style:auto-text-indent="false"/>
    </style:style>
    <style:style style:name="P38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2">
      <style:paragraph-properties fo:margin-left="0cm" fo:margin-right="0cm" fo:text-indent="0cm" style:auto-text-indent="false"/>
    </style:style>
    <style:style style:name="P40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3">
      <style:paragraph-properties fo:margin-left="0cm" fo:margin-right="0cm" fo:text-indent="0cm" style:auto-text-indent="false"/>
    </style:style>
    <style:style style:name="P42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4">
      <style:paragraph-properties fo:margin-left="0cm" fo:margin-right="0cm" fo:text-indent="0cm" style:auto-text-indent="false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16">
      <style:paragraph-properties fo:margin-left="0cm" fo:margin-right="0cm" fo:text-indent="0cm" style:auto-text-indent="false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17">
      <style:paragraph-properties fo:margin-left="0cm" fo:margin-right="0cm" fo:text-indent="0cm" style:auto-text-indent="false"/>
    </style:style>
    <style:style style:name="P48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18">
      <style:paragraph-properties fo:margin-left="0cm" fo:margin-right="0cm" fo:text-indent="0cm" style:auto-text-indent="false"/>
    </style:style>
    <style:style style:name="P50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19">
      <style:paragraph-properties fo:margin-left="0cm" fo:margin-right="0cm" fo:text-indent="0cm" style:auto-text-indent="false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20">
      <style:paragraph-properties fo:margin-left="0cm" fo:margin-right="0cm" fo:text-indent="0cm" style:auto-text-indent="false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21">
      <style:paragraph-properties fo:margin-left="0cm" fo:margin-right="0cm" fo:text-indent="0cm" style:auto-text-indent="fals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22">
      <style:paragraph-properties fo:margin-left="0cm" fo:margin-right="0cm" fo:text-indent="0cm" style:auto-text-indent="false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23">
      <style:paragraph-properties fo:margin-left="0cm" fo:margin-right="0cm" fo:text-indent="0cm" style:auto-text-indent="false"/>
    </style:style>
    <style:style style:name="P60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61" style:family="paragraph" style:parent-style-name="Text_20_body" style:list-style-name="L24">
      <style:paragraph-properties fo:margin-left="0cm" fo:margin-right="0cm" fo:text-indent="0cm" style:auto-text-indent="fals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63" style:family="paragraph" style:parent-style-name="Text_20_body" style:list-style-name="L25">
      <style:paragraph-properties fo:margin-left="0cm" fo:margin-right="0cm" fo:text-indent="0cm" style:auto-text-indent="fals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65" style:family="paragraph" style:parent-style-name="Text_20_body" style:list-style-name="L26">
      <style:paragraph-properties fo:margin-left="0cm" fo:margin-right="0cm" fo:text-indent="0cm" style:auto-text-indent="fals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67" style:family="paragraph" style:parent-style-name="Text_20_body" style:list-style-name="L27">
      <style:paragraph-properties fo:margin-left="0cm" fo:margin-right="0cm" fo:text-indent="0cm" style:auto-text-indent="false"/>
    </style:style>
    <style:style style:name="P68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69" style:family="paragraph" style:parent-style-name="Text_20_body" style:list-style-name="L28">
      <style:paragraph-properties fo:margin-left="0cm" fo:margin-right="0cm" fo:text-indent="0cm" style:auto-text-indent="false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71" style:family="paragraph" style:parent-style-name="Text_20_body" style:list-style-name="L29">
      <style:paragraph-properties fo:margin-left="0cm" fo:margin-right="0cm" fo:text-indent="0cm" style:auto-text-indent="false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30">
      <style:paragraph-properties fo:margin-left="0cm" fo:margin-right="0cm" fo:text-indent="0cm" style:auto-text-indent="false"/>
    </style:style>
    <style:style style:name="P74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5" style:family="paragraph" style:parent-style-name="Text_20_body" style:list-style-name="L31">
      <style:paragraph-properties fo:margin-left="0cm" fo:margin-right="0cm" fo:text-indent="0cm" style:auto-text-indent="false"/>
    </style:style>
    <style:style style:name="P76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77" style:family="paragraph" style:parent-style-name="Text_20_body" style:list-style-name="L32">
      <style:paragraph-properties fo:margin-left="0cm" fo:margin-right="0cm" fo:text-indent="0cm" style:auto-text-indent="false"/>
    </style:style>
    <style:style style:name="P78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79" style:family="paragraph" style:parent-style-name="Text_20_body" style:list-style-name="L33">
      <style:paragraph-properties fo:margin-left="0cm" fo:margin-right="0cm" fo:text-indent="0cm" style:auto-text-indent="false"/>
    </style:style>
    <style:style style:name="P80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1" style:family="paragraph" style:parent-style-name="Text_20_body" style:list-style-name="L34">
      <style:paragraph-properties fo:margin-left="0cm" fo:margin-right="0cm" fo:text-indent="0cm" style:auto-text-indent="false"/>
    </style:style>
    <style:style style:name="P82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3" style:family="paragraph" style:parent-style-name="Text_20_body" style:list-style-name="L35">
      <style:paragraph-properties fo:margin-left="0cm" fo:margin-right="0cm" fo:text-indent="0cm" style:auto-text-indent="false"/>
    </style:style>
    <style:style style:name="P84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5" style:family="paragraph" style:parent-style-name="Text_20_body" style:list-style-name="L36">
      <style:paragraph-properties fo:margin-left="0cm" fo:margin-right="0cm" fo:text-indent="0cm" style:auto-text-indent="false"/>
    </style:style>
    <style:style style:name="P86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87" style:family="paragraph" style:parent-style-name="Text_20_body" style:list-style-name="L37">
      <style:paragraph-properties fo:margin-left="0cm" fo:margin-right="0cm" fo:text-indent="0cm" style:auto-text-indent="false"/>
    </style:style>
    <style:style style:name="P88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89" style:family="paragraph" style:parent-style-name="Text_20_body" style:list-style-name="L38">
      <style:paragraph-properties fo:margin-left="0cm" fo:margin-right="0cm" fo:text-indent="0cm" style:auto-text-indent="false"/>
    </style:style>
    <style:style style:name="P90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1" style:family="paragraph" style:parent-style-name="Text_20_body" style:list-style-name="L39">
      <style:paragraph-properties fo:margin-left="0cm" fo:margin-right="0cm" fo:text-indent="0cm" style:auto-text-indent="false"/>
    </style:style>
    <style:style style:name="P92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3" style:family="paragraph" style:parent-style-name="Text_20_body" style:list-style-name="L40">
      <style:paragraph-properties fo:margin-left="0cm" fo:margin-right="0cm" fo:text-indent="0cm" style:auto-text-indent="false"/>
    </style:style>
    <style:style style:name="P94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/>
    </style:style>
    <style:style style:name="P95" style:family="paragraph" style:parent-style-name="Text_20_body" style:list-style-name="L41">
      <style:paragraph-properties fo:margin-left="0cm" fo:margin-right="0cm" fo:text-indent="0cm" style:auto-text-indent="false"/>
    </style:style>
    <style:style style:name="P96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/>
    </style:style>
    <style:style style:name="P97" style:family="paragraph" style:parent-style-name="Text_20_body" style:list-style-name="L42">
      <style:paragraph-properties fo:margin-left="0cm" fo:margin-right="0cm" fo:text-indent="0cm" style:auto-text-indent="false"/>
    </style:style>
    <style:style style:name="P98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99" style:family="paragraph" style:parent-style-name="Text_20_body" style:list-style-name="L43">
      <style:paragraph-properties fo:margin-left="0cm" fo:margin-right="0cm" fo:text-indent="0cm" style:auto-text-indent="false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fo:font-weight="bold" officeooo:rsid="00181d4e" officeooo:paragraph-rsid="00181d4e" style:font-weight-asian="bold" style:font-weight-complex="bold"/>
    </style:style>
    <style:style style:name="P101" style:family="paragraph" style:parent-style-name="Text_20_body" style:list-style-name="">
      <style:paragraph-properties fo:margin-left="0cm" fo:margin-right="0cm" fo:line-height="115%" fo:text-indent="0cm" style:auto-text-indent="false"/>
    </style:style>
    <style:style style:name="P102" style:family="paragraph" style:parent-style-name="Text_20_body" style:list-style-name="">
      <style:paragraph-properties fo:margin-left="0cm" fo:margin-right="0cm" fo:line-height="115%" fo:text-indent="0cm" style:auto-text-indent="false" fo:break-before="page"/>
    </style:style>
    <style:style style:name="P103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 style:list-style-name="L44">
      <style:paragraph-properties fo:margin-left="0cm" fo:margin-right="0cm" fo:text-indent="0cm" style:auto-text-indent="false"/>
    </style:style>
    <style:style style:name="P105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/>
    </style:style>
    <style:style style:name="P106" style:family="paragraph" style:parent-style-name="Text_20_body" style:list-style-name="L45">
      <style:paragraph-properties fo:margin-left="0cm" fo:margin-right="0cm" fo:text-indent="0cm" style:auto-text-indent="false"/>
    </style:style>
    <style:style style:name="P107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/>
    </style:style>
    <style:style style:name="P108" style:family="paragraph" style:parent-style-name="Text_20_body" style:list-style-name="L46">
      <style:paragraph-properties fo:margin-left="0cm" fo:margin-right="0cm" fo:text-indent="0cm" style:auto-text-indent="false"/>
    </style:style>
    <style:style style:name="P109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/>
    </style:style>
    <style:style style:name="P110" style:family="paragraph" style:parent-style-name="Text_20_body" style:list-style-name="L47">
      <style:paragraph-properties fo:margin-left="0cm" fo:margin-right="0cm" fo:text-indent="0cm" style:auto-text-indent="false"/>
    </style:style>
    <style:style style:name="P111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Text_20_body" style:list-style-name="L48">
      <style:paragraph-properties fo:margin-left="0cm" fo:margin-right="0cm" fo:text-indent="0cm" style:auto-text-indent="false"/>
    </style:style>
    <style:style style:name="P113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/>
    </style:style>
    <style:style style:name="P114" style:family="paragraph" style:parent-style-name="Text_20_body" style:list-style-name="L49">
      <style:paragraph-properties fo:margin-left="0cm" fo:margin-right="0cm" fo:text-indent="0cm" style:auto-text-indent="false"/>
    </style:style>
    <style:style style:name="P115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/>
    </style:style>
    <style:style style:name="P116" style:family="paragraph" style:parent-style-name="Text_20_body" style:list-style-name="L50">
      <style:paragraph-properties fo:margin-left="0cm" fo:margin-right="0cm" fo:text-indent="0cm" style:auto-text-indent="false"/>
    </style:style>
    <style:style style:name="P117" style:family="paragraph" style:parent-style-name="Text_20_body" style:list-style-name="L51">
      <style:paragraph-properties fo:margin-left="0cm" fo:margin-right="0cm" fo:text-indent="0cm" style:auto-text-indent="false"/>
    </style:style>
    <style:style style:name="T1" style:family="text">
      <style:text-properties officeooo:rsid="0014af53"/>
    </style:style>
    <style:style style:name="T2" style:family="text">
      <style:text-properties officeooo:rsid="00165bc6"/>
    </style:style>
    <style:style style:name="T3" style:family="text">
      <style:text-properties officeooo:rsid="00181d4e"/>
    </style:style>
    <style:style style:name="T4" style:family="text">
      <style:text-properties officeooo:rsid="0018432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(Gemini 3.0 PRO)</text:p>
      <text:p text:style-name="P15">Este documento detalla dos procedimientos:</text:p>
      <text:list text:style-name="L34">
        <text:list-item>
          <text:p text:style-name="P80"><text:span text:style-name="Strong_20_Emphasis">Método Estándar (Oficial de Microsoft):</text:span> Cómo crear un Windows PE básico (basado en línea de comandos).</text:p>
        </text:list-item>
        <text:list-item>
          <text:p text:style-name="P81"><text:span text:style-name="Strong_20_Emphasis">Método Avanzado (Entorno Gráfico):</text:span> Cómo crear un Windows PE "vitaminado" que tenga Escritorio, Menú Inicio y Explorador de archivos similar a Windows 10 completo.</text:p>
        </text:list-item>
      </text:list>
      <text:p text:style-name="Horizontal_20_Line"/>
      <text:h text:style-name="P1" text:outline-level="1">Parte 1: Creación de Windows PE Estándar (Oficial)</text:h>
      <text:p text:style-name="P15">Este método crea un entorno ligero oficial. Por defecto, <text:span text:style-name="Strong_20_Emphasis">no tiene entorno de ventanas</text:span>, solo una consola de comandos (<text:span text:style-name="Source_20_Text">cmd.exe</text:span>). Es la base necesaria para entender el funcionamiento.</text:p>
      <text:h text:style-name="P4" text:outline-level="3">Requisitos Previos</text:h>
      <text:list text:style-name="L35">
        <text:list-item>
          <text:p text:style-name="P82">Un PC con Windows 10 u 11.</text:p>
        </text:list-item>
        <text:list-item>
          <text:p text:style-name="P82">Descargar e instalar <text:span text:style-name="Strong_20_Emphasis">Windows ADK (Assessment and Deployment Kit)</text:span>.</text:p>
        </text:list-item>
        <text:list-item>
          <text:p text:style-name="P82">Descargar e instalar el <text:span text:style-name="Strong_20_Emphasis">Complemento de Windows PE para el ADK</text:span>.</text:p>
          <text:list>
            <text:list-item>
              <text:p text:style-name="P83"><text:span text:style-name="Emphasis">Nota: Al instalar, asegúrate de marcar "Herramientas de implementación" y "Entorno de preinstalación de Windows (Windows PE)".</text:span></text:p>
            </text:list-item>
          </text:list>
        </text:list-item>
      </text:list>
      <text:h text:style-name="P4" text:outline-level="3">Paso 1: Preparar el entorno de trabajo</text:h>
      <text:list text:style-name="L36">
        <text:list-item>
          <text:p text:style-name="P84">En tu PC, ve a Inicio y busca <text:span text:style-name="Strong_20_Emphasis">"Entorno de herramientas de implementación y creación de imágenes"</text:span>.</text:p>
        </text:list-item>
        <text:list-item>
          <text:p text:style-name="P85">Haz clic derecho y selecciona <text:span text:style-name="Strong_20_Emphasis">Ejecutar como administrador</text:span>. Se abrirá una consola CMD especial.</text:p>
        </text:list-item>
      </text:list>
      <text:h text:style-name="P4" text:outline-level="3">Paso 2: Crear la copia de archivos base</text:h>
      <text:p text:style-name="P15">En la consola, ejecuta el siguiente comando para crear una carpeta con los archivos necesarios para una arquitectura de 64 bits:</text:p>
      <text:p text:style-name="P7"/>
      <text:p text:style-name="P8"><text:span text:style-name="Source_20_Text">copype amd64 C:\WinPE_amd64</text:span></text:p>
      <text:p text:style-name="P15"><text:span text:style-name="Emphasis">Esto creará la carpeta </text:span><text:span text:style-name="Emphasis"><text:span text:style-name="Source_20_Text">C:\WinPE_amd64</text:span></text:span><text:span text:style-name="Emphasis"> con la estructura necesaria.</text:span></text:p>
      <text:h text:style-name="P4" text:outline-level="3">Paso 3: (Opcional) Montar y personalizar</text:h>
      <text:p text:style-name="P15">Si quisieras añadir drivers o paquetes básicos (PowerShell, .NET), deberías montar la imagen. <text:span text:style-name="Emphasis">Para este tutorial básico saltaremos la personalización profunda para ir directo a la creación.</text:span></text:p>
      <text:h text:style-name="P4" text:outline-level="3">Paso 4: Crear la imagen ISO o USB arrancable</text:h>
      <text:p text:style-name="P15">Tienes dos opciones:</text:p>
      <text:p text:style-name="P15"><text:soft-page-break/><text:span text:style-name="Strong_20_Emphasis">Opción A: Crear directamente el USB (Se borrará todo el contenido del USB)</text:span><text:line-break/>Conecta un USB (asumamos que es la letra <text:span text:style-name="Source_20_Text">E:</text:span>).</text:p>
      <text:p text:style-name="P7">cmd</text:p>
      <text:p text:style-name="P7"><text:span text:style-name="Source_20_Text">MakeWinPEMedia /UFD C:\WinPE_amd64 E:</text:span></text:p>
      <text:p text:style-name="P15"><text:span text:style-name="Strong_20_Emphasis">Opción B: Crear un archivo ISO (Para grabar luego con Rufus)</text:span></text:p>
      <text:p text:style-name="P7">cmd</text:p>
      <text:p text:style-name="P7"><text:span text:style-name="Source_20_Text">MakeWinPEMedia /ISO C:\WinPE_amd64 C:\WinPE_amd64\WinPE.iso</text:span></text:p>
      <text:p text:style-name="Horizontal_20_Line"/>
      <text:h text:style-name="P1" text:outline-level="1">Parte 2: Procedimiento Extra para crear un Entorno de Ventanas (GUI Windows 10)</text:h>
      <text:p text:style-name="P15">El WinPE oficial de Microsoft no permite ejecutar <text:span text:style-name="Source_20_Text">explorer.exe</text:span> (el escritorio) de forma nativa. Para lograr un "Entorno de Ventanas" (Escritorio, barra de tareas, ratón funcional y ventanas), debemos usar un proyecto constructor ("Builder").</text:p>
      <text:p text:style-name="P15">El estándar de la industria actual para esto es el proyecto <text:span text:style-name="Strong_20_Emphasis">Win10XPE</text:span>.</text:p>
      <text:h text:style-name="P4" text:outline-level="3">Requisitos Previos</text:h>
      <text:list text:style-name="L37">
        <text:list-item>
          <text:p text:style-name="P86"><text:span text:style-name="Strong_20_Emphasis">Imagen ISO de Windows 10 o 11 oficial:</text:span> Debes tener la ISO de instalación de Windows descargada (puedes usar la herramienta <text:span text:style-name="Emphasis">Media Creation Tool</text:span> de Microsoft para bajarla).</text:p>
        </text:list-item>
        <text:list-item>
          <text:p text:style-name="P86"><text:span text:style-name="Strong_20_Emphasis">Herramienta Win10XPE:</text:span> Descargar el paquete del proyecto (suele estar disponible en foros técnicos como <text:span text:style-name="Emphasis">TheOven</text:span> o repositorios de GitHub confiables como el de <text:span text:style-name="Emphasis">ChrisR</text:span>).</text:p>
        </text:list-item>
        <text:list-item>
          <text:p text:style-name="P87">Desactivar temporalmente el Antivirus (Windows Defender suele bloquear los scripts de compilación porque modifican archivos del sistema).</text:p>
        </text:list-item>
      </text:list>
      <text:h text:style-name="P4" text:outline-level="3">Paso 1: Preparar el Constructor</text:h>
      <text:list text:style-name="L38">
        <text:list-item>
          <text:p text:style-name="P88">Descomprime el archivo descargado de <text:span text:style-name="Strong_20_Emphasis">Win10XPE</text:span> en una carpeta en la raíz del disco (ej: <text:span text:style-name="Source_20_Text">C:\Win10XPE</text:span>). <text:span text:style-name="Emphasis">Es importante que la ruta no tenga espacios.</text:span></text:p>
        </text:list-item>
        <text:list-item>
          <text:p text:style-name="P89">Monta tu <text:span text:style-name="Strong_20_Emphasis">ISO de Windows 10/11</text:span> (Click derecho sobre la ISO &gt; Montar). Fíjate en la letra de unidad que se le asigna (ej: <text:span text:style-name="Source_20_Text">F:</text:span>).</text:p>
        </text:list-item>
      </text:list>
      <text:h text:style-name="P4" text:outline-level="3">Paso 2: Configurar Win10XPE</text:h>
      <text:list text:style-name="L39">
        <text:list-item>
          <text:p text:style-name="P90">Ejecuta el archivo <text:span text:style-name="Source_20_Text">Win10XPE.exe</text:span> como administrador.</text:p>
        </text:list-item>
        <text:list-item>
          <text:p text:style-name="P90">En la interfaz principal, verás un botón o campo para <text:span text:style-name="Strong_20_Emphasis">"Select the Windows 10 Source Folder"</text:span>. Pulsa y selecciona la unidad donde montaste la ISO de Windows (ej: <text:span text:style-name="Source_20_Text">F:</text:span>).</text:p>
        </text:list-item>
        <text:list-item>
          <text:p text:style-name="P91">El programa analizará la versión. Asegúrate de seleccionar la edición "Pro" si te da la opción.</text:p>
        </text:list-item>
      </text:list>
      <text:h text:style-name="P4" text:outline-level="3"><text:soft-page-break/>Paso 3: Añadir el Entorno de Ventanas (Shell)</text:h>
      <text:p text:style-name="P15">En el menú lateral izquierdo (árbol de opciones):</text:p>
      <text:list text:style-name="L40">
        <text:list-item>
          <text:p text:style-name="P92">Despliega la sección <text:span text:style-name="Strong_20_Emphasis">Build Core</text:span>.</text:p>
        </text:list-item>
        <text:list-item>
          <text:p text:style-name="P92">Asegúrate de que la opción <text:span text:style-name="Strong_20_Emphasis">"Shell"</text:span> esté marcada. Por defecto, Win10XPE usa <text:span text:style-name="Emphasis">StartIsBack</text:span> o un explorador modificado para simular el menú inicio y el escritorio de Windows 10.</text:p>
        </text:list-item>
        <text:list-item>
          <text:p text:style-name="P93">En la sección <text:span text:style-name="Strong_20_Emphasis">Apps</text:span>, puedes marcar programas que quieras incluir (Navegador Chrome, herramientas de disco, visores de PDF, etc.).</text:p>
        </text:list-item>
      </text:list>
      <text:h text:style-name="P4" text:outline-level="3">Paso 4: Compilar (Build)</text:h>
      <text:list text:style-name="L41">
        <text:list-item>
          <text:p text:style-name="P94">Haz clic en el botón grande <text:span text:style-name="Strong_20_Emphasis">"Play"</text:span> (o botón "Build") en la parte superior derecha.</text:p>
        </text:list-item>
        <text:list-item>
          <text:p text:style-name="P94">El programa comenzará a extraer archivos de tu ISO de Windows original, inyectará los scripts del escritorio, drivers y las aplicaciones seleccionadas.</text:p>
        </text:list-item>
        <text:list-item>
          <text:p text:style-name="P94">Este proceso puede tardar entre 10 y 20 minutos.</text:p>
        </text:list-item>
        <text:list-item>
          <text:p text:style-name="P95">Al finalizar, tendrás un archivo <text:span text:style-name="Source_20_Text">Win10XPE_x64.ISO</text:span> en la carpeta de destino.</text:p>
        </text:list-item>
      </text:list>
      <text:p text:style-name="Horizontal_20_Line"/>
      <text:h text:style-name="P1" text:outline-level="1">Parte 3: Instalación final en el USB (Rufus)</text:h>
      <text:p text:style-name="P15">Ya sea que hayas creado el WinPE básico (Parte 1) o el WinPE con Entorno Gráfico (Parte 2), ahora tienes una ISO. Para usarla en un equipo averiado:</text:p>
      <text:list text:style-name="L42">
        <text:list-item>
          <text:p text:style-name="P96">Descarga <text:span text:style-name="Strong_20_Emphasis">Rufus</text:span> (gratuito y portable).</text:p>
        </text:list-item>
        <text:list-item>
          <text:p text:style-name="P96">Conecta tu memoria USB (mínimo 4GB, ideal 8GB+).</text:p>
        </text:list-item>
        <text:list-item>
          <text:p text:style-name="P96">Abre Rufus:</text:p>
          <text:list>
            <text:list-item>
              <text:p text:style-name="P96"><text:span text:style-name="Strong_20_Emphasis">Dispositivo:</text:span> Tu USB.</text:p>
            </text:list-item>
            <text:list-item>
              <text:p text:style-name="P96"><text:span text:style-name="Strong_20_Emphasis">Elección de arranque:</text:span> Selecciona la ISO que has creado (<text:span text:style-name="Source_20_Text">WinPE.iso</text:span> o <text:span text:style-name="Source_20_Text">Win10XPE.iso</text:span>).</text:p>
            </text:list-item>
            <text:list-item>
              <text:p text:style-name="P96"><text:span text:style-name="Strong_20_Emphasis">Esquema de partición:</text:span></text:p>
              <text:list>
                <text:list-item>
                  <text:p text:style-name="P96">Usa <text:span text:style-name="Strong_20_Emphasis">GPT</text:span> (Sistema de destino UEFI) para ordenadores modernos (últimos 8-10 años).</text:p>
                </text:list-item>
                <text:list-item>
                  <text:p text:style-name="P96">Usa <text:span text:style-name="Strong_20_Emphasis">MBR</text:span> (Sistema BIOS/Legacy) solo para equipos muy antiguos.</text:p>
                </text:list-item>
              </text:list>
            </text:list-item>
          </text:list>
        </text:list-item>
        <text:list-item>
          <text:p text:style-name="P97">Pulsa <text:span text:style-name="Strong_20_Emphasis">EMPEZAR</text:span>.</text:p>
        </text:list-item>
      </text:list>
      <text:h text:style-name="P4" text:outline-level="3">Resultado Final</text:h>
      <text:p text:style-name="P15">Al arrancar un PC con este USB:</text:p>
      <text:list text:style-name="L43">
        <text:list-item>
          <text:p text:style-name="P98"><text:span text:style-name="Strong_20_Emphasis">Si hiciste la Parte 1:</text:span> Verás una pantalla negra con una ventana de comandos <text:span text:style-name="Source_20_Text">X:\windows\system32&gt;</text:span>.</text:p>
        </text:list-item>
        <text:list-item>
          <text:p text:style-name="P99"><text:span text:style-name="Strong_20_Emphasis">Si hiciste la Parte 2:</text:span> Verás el logotipo de carga de Windows y aparecerá un <text:span text:style-name="Strong_20_Emphasis">Escritorio completo</text:span>, con fondo de pantalla, barra de tareas, y podrás abrir carpetas y programas tal como si estuvieras en un Windows 10 instalado, pero ejecutándose desde la memoria RAM.</text:p>
        </text:list-item>
      </text:list>
      <text:p text:style-name="P101"/>
      <text:p text:style-name="P102"/>
      <text:h text:style-name="P1" text:outline-level="1">Guía Maestra: Creación y Personalización de Windows PE (WinPE) <text:span text:style-name="T3">(ernie 5.0)</text:span></text:h>
      <text:p text:style-name="P15">Este documento detalla cómo crear un <text:span text:style-name="Strong_20_Emphasis">Windows Preinstallation Environment (WinPE)</text:span> desde cero y cómo transformarlo de una simple consola de comandos negra a un <text:span text:style-name="Strong_20_Emphasis">entorno gráfico similar a Windows 10</text:span>.</text:p>
      <text:h text:style-name="P3" text:outline-level="2">🛠️ Fase 0: Requisitos Previos</text:h>
      <text:p text:style-name="P15">Necesitas un PC con Windows 10/11 funcionando para crear el USB.</text:p>
      <text:list text:style-name="L44">
        <text:list-item>
          <text:p text:style-name="P103"><text:span text:style-name="Strong_20_Emphasis">USB:</text:span> Mínimo 8GB (se borrará todo).</text:p>
        </text:list-item>
        <text:list-item>
          <text:p text:style-name="P103"><text:span text:style-name="Strong_20_Emphasis">ISO de Windows 10/11:</text:span> Descarga la oficial de Microsoft (Media Creation Tool).</text:p>
        </text:list-item>
        <text:list-item>
          <text:p text:style-name="P103"><text:span text:style-name="Strong_20_Emphasis">Software:</text:span></text:p>
          <text:list>
            <text:list-item>
              <text:p text:style-name="P103"><text:span text:style-name="Strong_20_Emphasis">Windows ADK:</text:span> (Assessment and Deployment Kit). <text:a xlink:type="simple" xlink:href="https://learn.microsoft.com/es-es/windows-hardware/get-started/adk-install" text:style-name="Internet_20_link" text:visited-style-name="Visited_20_Internet_20_Link">Descargar aquí</text:a>.</text:p>
            </text:list-item>
            <text:list-item>
              <text:p text:style-name="P103"><text:span text:style-name="Strong_20_Emphasis">Windows PE Add-on para ADK:</text:span> (Se descarga aparte dentro de la web del ADK).</text:p>
            </text:list-item>
            <text:list-item>
              <text:p text:style-name="P103"><text:span text:style-name="Strong_20_Emphasis">7-Zip:</text:span> Para descomprimir.</text:p>
            </text:list-item>
            <text:list-item>
              <text:p text:style-name="P104"><text:span text:style-name="Strong_20_Emphasis">Dism++:</text:span> (Opcional pero recomendado para facilitar el trabajo).</text:p>
            </text:list-item>
          </text:list>
        </text:list-item>
      </text:list>
      <text:h text:style-name="P3" text:outline-level="2">🚀 Fase 1: Instalación del Entorno (Método Oficial ADK)</text:h>
      <text:p text:style-name="P15">Este es el método "puro" de Microsoft.</text:p>
      <text:h text:style-name="P4" text:outline-level="3">1. Instalar herramientas</text:h>
      <text:list text:style-name="L45">
        <text:list-item>
          <text:p text:style-name="P105">Instala <text:span text:style-name="Strong_20_Emphasis">Windows ADK</text:span>.</text:p>
        </text:list-item>
        <text:list-item>
          <text:p text:style-name="P105">Instala <text:span text:style-name="Strong_20_Emphasis">Windows PE Add-on</text:span>.</text:p>
        </text:list-item>
        <text:list-item>
          <text:p text:style-name="P106"><text:span text:style-name="Emphasis">Nota:</text:span> Durante la instalación, solo marca la casilla <text:span text:style-name="Strong_20_Emphasis">"Herramientas de implementación"</text:span> (Deployment Tools). No instales el resto para ahorrar espacio.</text:p>
        </text:list-item>
      </text:list>
      <text:h text:style-name="P4" text:outline-level="3">2. Crear la estructura base</text:h>
      <text:p text:style-name="P15">Abre el menú Inicio, busca <text:span text:style-name="Strong_20_Emphasis">"Deployment and Imaging Tools Environment"</text:span> y ejecútalo como <text:span text:style-name="Strong_20_Emphasis">ADMINISTRADOR</text:span>.</text:p>
      <text:p text:style-name="P15">Escribe los siguientes comandos uno a uno:</text:p>
      <text:p text:style-name="P7"/>
      <text:p text:style-name="P6"><text:span text:style-name="Source_20_Text">:: 1. Crear la estructura de carpetas (C:\WinPE)</text:span></text:p>
      <text:p text:style-name="P6"><text:span text:style-name="Source_20_Text">copype amd64 C:\WinPE</text:span></text:p>
      <text:p text:style-name="P6"/>
      <text:p text:style-name="P7"><text:span text:style-name="Source_20_Text">:: 2. Esto crea 3 carpetas: fwfiles, media y mount</text:span></text:p>
      <text:h text:style-name="P4" text:outline-level="3">3. Montar la imagen para modificarla</text:h>
      <text:p text:style-name="P15">Ahora vamos a meterle mano al "cerebro" del WinPE (<text:span text:style-name="Source_20_Text">boot.wim</text:span>).</text:p>
      <text:p text:style-name="P7">cmd</text:p>
      <text:p text:style-name="P6"><text:soft-page-break/><text:span text:style-name="Source_20_Text">:: 3. Montar la imagen en la carpeta 'mount'</text:span></text:p>
      <text:p text:style-name="P8"><text:span text:style-name="Source_20_Text"><text:span text:style-name="T4">rm -r </text:span></text:span></text:p>
      <text:h text:style-name="P3" text:outline-level="2">🔥 Fase 2: Convertir a Entorno Windows 10 (El "Truco" Gráfico)</text:h>
      <text:p text:style-name="P15">Por defecto, WinPE solo tiene una pantalla negra y CMD. Vamos a inyectarle el <text:span text:style-name="Strong_20_Emphasis">Explorador de Windows</text:span> para que parezca un escritorio real.</text:p>
      <text:h text:style-name="P4" text:outline-level="3">1. Preparar los archivos de Windows 10</text:h>
      <text:list text:style-name="L46">
        <text:list-item>
          <text:p text:style-name="P107">Haz clic derecho en tu ISO de Windows 10 -&gt; <text:span text:style-name="Strong_20_Emphasis">Montar</text:span> (o descomprime con 7-Zip).</text:p>
        </text:list-item>
        <text:list-item>
          <text:p text:style-name="P107">Navega a <text:span text:style-name="Source_20_Text">sources</text:span> -&gt; Copia el archivo <text:span text:style-name="Source_20_Text">install.wim</text:span> (o <text:span text:style-name="Source_20_Text">install.esd</text:span>) a una carpeta temporal.</text:p>
        </text:list-item>
        <text:list-item>
          <text:p text:style-name="P108">Monta ese <text:span text:style-name="Source_20_Text">install.wim</text:span> en una carpeta nueva (ej: <text:span text:style-name="Source_20_Text">C:\Win10Source</text:span>) usando Dism o 7-Zip.</text:p>
        </text:list-item>
      </text:list>
      <text:h text:style-name="P4" text:outline-level="3">2. Inyectar el Shell Gráfico (Explorer.exe)</text:h>
      <text:p text:style-name="P15">Necesitamos copiar las DLLs y el EXE del Windows 10 real al WinPE.</text:p>
      <text:p text:style-name="P15"><text:span text:style-name="Strong_20_Emphasis">Ejecuta este script en PowerShell (Administrador):</text:span></text:p>
      <text:p text:style-name="P7"/>
      <text:p text:style-name="P6"><text:span text:style-name="Source_20_Text"># Rutas</text:span></text:p>
      <text:p text:style-name="P6"><text:span text:style-name="Source_20_Text">$WinPE = "C:\WinPE\mount\Windows"</text:span></text:p>
      <text:p text:style-name="P6"><text:span text:style-name="Source_20_Text">$Win10 = "C:\Win10Source\Windows" # Ruta donde montaste el install.wim</text:span></text:p>
      <text:p text:style-name="P6"/>
      <text:p text:style-name="P6"><text:span text:style-name="Source_20_Text"># 1. Copiar el núcleo del escritorio</text:span></text:p>
      <text:p text:style-name="P6"><text:span text:style-name="Source_20_Text">Copy-Item "$Win10\explorer.exe" -Destination "$WinPE\explorer.exe" -Force</text:span></text:p>
      <text:p text:style-name="P6"><text:span text:style-name="Source_20_Text">Copy-Item "$Win10\system32\shell32.dll" -Destination "$WinPE\system32\shell32.dll" -Force</text:span></text:p>
      <text:p text:style-name="P6"><text:span text:style-name="Source_20_Text">Copy-Item "$Win10\system32\imageres.dll" -Destination "$WinPE\system32\imageres.dll" -Force</text:span></text:p>
      <text:p text:style-name="P6"/>
      <text:p text:style-name="P6"><text:span text:style-name="Source_20_Text"># 2. Copiar temas visuales (para que no parezca Windows 98)</text:span></text:p>
      <text:p text:style-name="P6"><text:span text:style-name="Source_20_Text">New-Item -ItemType Directory -Path "$WinPE\Resources\Themes" -Force</text:span></text:p>
      <text:p text:style-name="P7"><text:span text:style-name="Source_20_Text">Copy-Item "$Win10\Resources\Themes\aero.theme" -Destination "$WinPE\Resources\Themes" -Force</text:span></text:p>
      <text:h text:style-name="P4" text:outline-level="3">3. Configurar el Auto-arranque (winpeshl.ini)</text:h>
      <text:p text:style-name="P15">WinPE no sabe que tiene que abrir el escritorio. Tenemos que decírselo.</text:p>
      <text:list text:style-name="L47">
        <text:list-item>
          <text:p text:style-name="P109">Ve a <text:span text:style-name="Source_20_Text">C:\WinPE\mount\Windows\System32</text:span>.</text:p>
        </text:list-item>
        <text:list-item>
          <text:p text:style-name="P109">Crea un archivo de texto llamado <text:span text:style-name="Source_20_Text">winpeshl.ini</text:span>.</text:p>
        </text:list-item>
        <text:list-item>
          <text:p text:style-name="P110">Pega esto dentro:</text:p>
        </text:list-item>
      </text:list>
      <text:p text:style-name="P7"/>
      <text:p text:style-name="P6"><text:span text:style-name="Source_20_Text">[LaunchApps]</text:span></text:p>
      <text:p text:style-name="P7"><text:span text:style-name="Source_20_Text">explorer.exe</text:span></text:p>
      <text:h text:style-name="P3" text:outline-level="2"><text:soft-page-break/>📦 Fase 3: Añadir Drivers y Apps (Opcional pero vital)</text:h>
      <text:p text:style-name="P15">Un WinPE sin drivers de red o WiFi es inútil.</text:p>
      <text:h text:style-name="P4" text:outline-level="3">1. Inyectar Drivers</text:h>
      <text:p text:style-name="P15">Si tienes los drivers (ej: de la web de Dell/HP), mételos así:</text:p>
      <text:p text:style-name="P7">cmd</text:p>
      <text:p text:style-name="P7"><text:span text:style-name="Source_20_Text">Dism /Image:"C:\WinPE\mount" /Add-Driver /Driver:"C:\Ruta\A\Tus\Drivers" /Recurse</text:span></text:p>
      <text:p text:style-name="P15"><text:span text:style-name="Emphasis">Consejo: Añade siempre los drivers de "Chipset", "Red/LAN" y "Almacenamiento (NVMe/SATA)".</text:span></text:p>
      <text:h text:style-name="P4" text:outline-level="3">2. Añadir Apps Portables (Chrome, HWiNFO, 7Zip)</text:h>
      <text:p text:style-name="P15">Como no podemos instalar programas (no hay registro), usamos portables.</text:p>
      <text:list text:style-name="L48">
        <text:list-item>
          <text:p text:style-name="P111">Crea una carpeta <text:span text:style-name="Source_20_Text">C:\WinPE\mount\Apps</text:span>.</text:p>
        </text:list-item>
        <text:list-item>
          <text:p text:style-name="P111">Copia los ejecutables ahí.</text:p>
        </text:list-item>
        <text:list-item>
          <text:p text:style-name="P112">Al arrancar el WinPE, podrás ejecutarlos desde <text:span text:style-name="Source_20_Text">X:\Apps</text:span>.</text:p>
        </text:list-item>
      </text:list>
      <text:h text:style-name="P3" text:outline-level="2">💾 Fase 4: Guardar y Crear el USB Bootable</text:h>
      <text:p text:style-name="P15">Ya hemos modificado todo. Ahora guardamos y creamos el USB.</text:p>
      <text:h text:style-name="P4" text:outline-level="3">1. Desmontar y guardar cambios</text:h>
      <text:p text:style-name="P7">cmd</text:p>
      <text:p text:style-name="P7"><text:span text:style-name="Source_20_Text">Dism /Unmount-Image /MountDir:"C:\WinPE\mount" /Commit</text:span></text:p>
      <text:h text:style-name="P4" text:outline-level="3">2. Crear el USB (Elige UNA opción)</text:h>
      <text:p text:style-name="P15"><text:span text:style-name="Strong_20_Emphasis">OPCIÓN A: USB estándar (Solo arranca en PCs modernos UEFI)</text:span></text:p>
      <text:p text:style-name="P7">cmd</text:p>
      <text:p text:style-name="P6"><text:span text:style-name="Source_20_Text">MakeWinPEMedia /UFD C:\WinPE F:</text:span></text:p>
      <text:p text:style-name="P7"><text:span text:style-name="Source_20_Text">:: (Donde F: es la letra de tu USB)</text:span></text:p>
      <text:p text:style-name="P15"><text:span text:style-name="Strong_20_Emphasis">OPCIÓN B: USB Universal (BIOS + UEFI) - ⭐ RECOMENDADO</text:span><text:line-break/>El comando anterior falla en PCs viejos. Usa <text:span text:style-name="Strong_20_Emphasis">Rufus</text:span> o <text:span text:style-name="Strong_20_Emphasis">Ventoy</text:span>:</text:p>
      <text:list text:style-name="L49">
        <text:list-item>
          <text:p text:style-name="P113">Abre <text:span text:style-name="Strong_20_Emphasis">Rufus</text:span>.</text:p>
        </text:list-item>
        <text:list-item>
          <text:p text:style-name="P113">Selecciona tu USB.</text:p>
        </text:list-item>
        <text:list-item>
          <text:p text:style-name="P113">En "Elección de arranque", selecciona la carpeta <text:span text:style-name="Source_20_Text">C:\WinPE\media</text:span>.</text:p>
        </text:list-item>
        <text:list-item>
          <text:p text:style-name="P113">Esquema de partición: <text:span text:style-name="Strong_20_Emphasis">GPT</text:span> (para UEFI) o <text:span text:style-name="Strong_20_Emphasis">MBR</text:span> (para BIOS vieja).</text:p>
        </text:list-item>
        <text:list-item>
          <text:p text:style-name="P114">Dale a Empezar.</text:p>
        </text:list-item>
      </text:list>
      <text:h text:style-name="P3" text:outline-level="2">🎯 Resumen del Resultado Final</text:h>
      <text:p text:style-name="P15">Si has seguido la <text:span text:style-name="Strong_20_Emphasis">Fase 2</text:span>, al arrancar el USB:</text:p>
      <text:list text:style-name="L50">
        <text:list-item>
          <text:p text:style-name="P115"><text:soft-page-break/>Verás la carga de archivos.</text:p>
        </text:list-item>
        <text:list-item>
          <text:p text:style-name="P115"><text:span text:style-name="Strong_20_Emphasis">¡Aparecerá el fondo de pantalla de Windows 10!</text:span></text:p>
        </text:list-item>
        <text:list-item>
          <text:p text:style-name="P115">Verás la barra de tareas (vacía).</text:p>
        </text:list-item>
        <text:list-item>
          <text:p text:style-name="P115">Se abrirá el Explorador de Archivos automáticamente.</text:p>
        </text:list-item>
        <text:list-item>
          <text:p text:style-name="P116">Podrás navegar por internet si inyectaste drivers.</text:p>
        </text:list-item>
      </text:list>
      <text:h text:style-name="P4" text:outline-level="3">💡 Truco Pro: El "RamDisk"</text:h>
      <text:p text:style-name="P15">WinPE se carga enteramente en la RAM. Si tienes 16GB de RAM, el sistema va volando. Si tienes 4GB, irá lento.</text:p>
      <text:list text:style-name="L51">
        <text:list-item>
          <text:p text:style-name="P117"><text:span text:style-name="Emphasis">Nota:</text:span> Los cambios que hagas en el escritorio <text:span text:style-name="Strong_20_Emphasis">NO se guardan</text:span> al reiniciar (a menos que configures un disco de persistencia, que es avanzado). Es un sistema "Live CD".</text:p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0:11:36.149628208</meta:creation-date>
    <meta:generator>LibreOffice/24.2.2.2$Linux_X86_64 LibreOffice_project/d56cc158d8a96260b836f100ef4b4ef25d6f1a01</meta:generator>
    <dc:date>2025-12-26T11:16:40.448328924</dc:date>
    <meta:editing-duration>PT39M44S</meta:editing-duration>
    <meta:editing-cycles>5</meta:editing-cycles>
    <meta:print-date>2025-12-26T10:43:52.326243509</meta:print-date>
    <meta:printed-by>Archivos PDF</meta:printed-by>
    <meta:document-statistic meta:table-count="0" meta:image-count="0" meta:object-count="0" meta:page-count="7" meta:paragraph-count="159" meta:word-count="1614" meta:character-count="10075" meta:non-whitespace-character-count="8683"/>
  </office:meta>
</office:document-meta>
</file>